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00000003F027067A9EE4FCD0BC.jpg" manifest:media-type="image/jpeg"/>
  <manifest:file-entry manifest:full-path="Pictures/1000000000000700000003F0B1A54EACB7EDE65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Gentium" svg:font-family="Gentium" style:font-pitch="variable"/>
    <style:font-face style:name="Junicode" svg:font-family="Junico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100.471cm" draw:fill-image-height="151.271cm" style:repeat="stretch" draw:fill-image-ref-point-x="0%" draw:fill-image-ref-point-y="0%" draw:fill-image-ref-point="righ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textarea-vertical-align="top" draw:auto-grow-height="true" fo:min-height="8.35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1" style:family="paragraph">
      <style:paragraph-properties fo:line-height="115%" fo:text-align="end"/>
      <style:text-properties fo:color="#d67c00" style:font-name="Gentium" fo:text-shadow="none" fo:font-weight="normal" style:font-weight-asian="normal" style:font-weight-complex="normal"/>
    </style:style>
    <style:style style:name="P2" style:family="paragraph">
      <style:paragraph-properties fo:line-height="115%" fo:text-align="end"/>
      <style:text-properties fo:color="#d67c00" style:font-name="Junicode" fo:text-shadow="none" fo:font-weight="normal" fo:background-color="#fff200" style:font-weight-asian="normal" style:font-weight-complex="normal"/>
    </style:style>
    <style:style style:name="P3" style:family="paragraph">
      <loext:graphic-properties draw:fill-color="#ffffff"/>
    </style:style>
    <style:style style:name="T1" style:family="text">
      <style:text-properties fo:color="#d67c00" style:font-name="Gentium" fo:text-shadow="none" fo:font-weight="normal" style:font-weight-asian="normal" style:font-weight-complex="normal"/>
    </style:style>
    <style:style style:name="T2" style:family="text">
      <style:text-properties fo:color="#d67c00" style:font-name="Gentium" fo:font-size="16pt" fo:text-shadow="none" fo:font-weight="normal" style:font-size-asian="16pt" style:font-weight-asian="normal" style:font-size-complex="16pt" style:font-weight-complex="normal"/>
    </style:style>
    <style:style style:name="T3" style:family="text">
      <style:text-properties fo:color="#d67c00" style:font-name="Gentium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d67c00" style:font-name="Gentium" fo:font-size="26pt" fo:text-shadow="none" fo:font-weight="normal" style:font-size-asian="26pt" style:font-weight-asian="normal" style:font-size-complex="26pt" style:font-weight-complex="normal"/>
    </style:style>
    <style:style style:name="T5" style:family="text">
      <style:text-properties style:font-name="Inconsolat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7.526cm" svg:height="8.577cm" svg:x="9.398cm" svg:y="1.047cm" presentation:class="title" presentation:user-transformed="true">
          <draw:text-box>
            <text:p text:style-name="P1"><text:span text:style-name="T1">Automated Essay Scoring</text:span><text:span text:style-name="T1"><text:line-break/></text:span><text:span text:style-name="T2"><text:line-break/></text:span><text:span text:style-name="T3">Alexander Klapheke</text:span><text:span text:style-name="T1"><text:line-break/></text:span><text:span text:style-name="T4">DSI-11 Capstone project</text:span><text:span text:style-name="T4"><text:line-break/></text:span><text:span text:style-name="T4">June 9, 2020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2.732cm" svg:x="1.4cm" svg:y="0.577cm" presentation:class="title" presentation:user-transformed="true">
          <draw:text-box>
            <text:p>ASAP Dataset<text:line-break/><text:span text:style-name="T5">kaggle.com/c/asap-a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" style:font-pitch="fixed"/>
    <style:font-face style:name="Gentium" svg:font-family="Gentium" style:font-pitch="variable"/>
    <style:font-face style:name="Junicode" svg:font-family="Junicod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fill-image draw:name="Bitmap_20_1" draw:display-name="Bitmap 1" xlink:href="Pictures/1000000000000700000003F0B1A54EACB7EDE657.jpg" xlink:type="simple" xlink:show="embed" xlink:actuate="onLoad"/>
    <draw:fill-image draw:name="background" xlink:href="Pictures/1000000000000700000003F027067A9EE4FCD0B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Klapheke</meta:initial-creator>
    <meta:creation-date>2020-06-07T23:28:38.147924150</meta:creation-date>
    <dc:date>2020-06-08T00:01:21.014171149</dc:date>
    <dc:creator>Alex Klapheke</dc:creator>
    <meta:editing-duration>PT21M58S</meta:editing-duration>
    <meta:editing-cycles>8</meta:editing-cycles>
    <meta:generator>LibreOffice/6.0.7.3$Linux_X86_64 LibreOffice_project/00m0$Build-3</meta:generator>
    <meta:document-statistic meta:object-count="27"/>
  </office:meta>
</office:document-meta>
</file>